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uokat" style:family="table">
      <style:table-properties style:width="6.6931in" table:align="margins"/>
    </style:style>
    <style:style style:name="Luokat.A" style:family="table-column">
      <style:table-column-properties style:column-width="3.3465in" style:rel-column-width="32767*"/>
    </style:style>
    <style:style style:name="Luokat.A1" style:family="table-cell">
      <style:table-cell-properties fo:padding="0.0382in" fo:border-left="0.05pt solid #000000" fo:border-right="none" fo:border-top="0.05pt solid #000000" fo:border-bottom="0.05pt solid #000000"/>
    </style:style>
    <style:style style:name="Luokat.B1" style:family="table-cell">
      <style:table-cell-properties fo:padding="0.0382in" fo:border="0.05pt solid #000000"/>
    </style:style>
    <style:style style:name="Luokat.A2" style:family="table-cell">
      <style:table-cell-properties fo:padding="0.0382in" fo:border-left="0.05pt solid #000000" fo:border-right="none" fo:border-top="none" fo:border-bottom="0.05pt solid #000000"/>
    </style:style>
    <style:style style:name="Luokat.B2" style:family="table-cell">
      <style:table-cell-properties fo:padding="0.0382in" fo:border-left="0.05pt solid #000000" fo:border-right="0.05pt solid #000000" fo:border-top="none" fo:border-bottom="0.05pt solid #000000"/>
    </style:style>
    <style:style style:name="Luokat.7" style:family="table-row">
      <style:table-row-properties style:min-row-height="0.3278in"/>
    </style:style>
    <style:style style:name="P1" style:family="paragraph" style:parent-style-name="Standard">
      <style:text-properties officeooo:rsid="00169380" officeooo:paragraph-rsid="00169380"/>
    </style:style>
    <style:style style:name="P2" style:family="paragraph" style:parent-style-name="Standard">
      <style:text-properties officeooo:paragraph-rsid="00169380"/>
    </style:style>
    <style:style style:name="P3" style:family="paragraph" style:parent-style-name="Text_20_body" style:list-style-name="L1">
      <style:text-properties fo:font-style="italic" style:font-style-asian="italic" style:font-style-complex="italic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6" style:family="paragraph" style:parent-style-name="Table_20_Contents">
      <style:text-properties officeooo:rsid="00169380" officeooo:paragraph-rsid="00169380"/>
    </style:style>
    <style:style style:name="P7" style:family="paragraph" style:parent-style-name="Table_20_Contents">
      <style:text-properties fo:font-weight="bold" officeooo:rsid="00169380" officeooo:paragraph-rsid="00169380" style:font-weight-asian="bold" style:font-weight-complex="bold"/>
    </style:style>
    <style:style style:name="P8" style:family="paragraph" style:parent-style-name="Table_20_Contents">
      <style:text-properties fo:font-weight="bold" officeooo:rsid="0017a590" officeooo:paragraph-rsid="0017a590" style:font-weight-asian="bold" style:font-weight-complex="bold"/>
    </style:style>
    <style:style style:name="P9" style:family="paragraph" style:parent-style-name="Table_20_Contents">
      <style:text-properties fo:font-weight="bold" officeooo:rsid="0017e9a9" officeooo:paragraph-rsid="0017e9a9" style:font-weight-asian="bold" style:font-weight-complex="bold"/>
    </style:style>
    <style:style style:name="P10" style:family="paragraph" style:parent-style-name="Table_20_Contents">
      <style:text-properties fo:font-weight="bold" officeooo:rsid="00185962" officeooo:paragraph-rsid="00185962" style:font-weight-asian="bold" style:font-weight-complex="bold"/>
    </style:style>
    <style:style style:name="P11" style:family="paragraph" style:parent-style-name="Table_20_Contents">
      <style:text-properties fo:font-weight="normal" officeooo:rsid="00169380" officeooo:paragraph-rsid="00169380" style:font-weight-asian="normal" style:font-weight-complex="normal"/>
    </style:style>
    <style:style style:name="P12" style:family="paragraph" style:parent-style-name="Table_20_Contents">
      <style:text-properties fo:font-weight="normal" officeooo:rsid="0017a590" officeooo:paragraph-rsid="0017a590" style:font-weight-asian="normal" style:font-weight-complex="normal"/>
    </style:style>
    <style:style style:name="P13" style:family="paragraph" style:parent-style-name="Table_20_Contents">
      <style:text-properties fo:font-weight="normal" officeooo:rsid="0017e9a9" officeooo:paragraph-rsid="0017e9a9" style:font-weight-asian="normal" style:font-weight-complex="normal"/>
    </style:style>
    <style:style style:name="P14" style:family="paragraph" style:parent-style-name="Table_20_Contents">
      <style:text-properties fo:font-weight="normal" officeooo:rsid="00185962" officeooo:paragraph-rsid="0018596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7580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57580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69380"/>
    </style:style>
    <style:style style:name="T9" style:family="text">
      <style:text-properties officeooo:rsid="0017e9a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ääkäriasema MediHome välittää lääkäreitä kotikäynneille. Ensi kertaa palveluja tilatessaan potilas <text:span text:style-name="T5">rekisteröityy</text:span> <text:span text:style-name="T1">asiakkaaksi</text:span>. Tässä yhteydessä hän saa <text:span text:style-name="T2">asiakasnumeron</text:span>, jota hän voi käyttää tarvitessaan palveluja seuraavilla kerroilla. Yrityksellä on palveluksessaan noin 10 <text:span text:style-name="T1">lääkäriä</text:span>. Mikäli mahdollista pyritään siihen, että tiettyä potilasta hoitaisi aina sama lääkäri. MediHome:n kotisisun kautta <text:span text:style-name="T1">potilas</text:span> saa tilattua lääkärin. <text:span text:style-name="T1">Tilauksen</text:span> yhteydessä kysellään <text:span text:style-name="T2">oireet</text:span>. <text:span text:style-name="T1">Tilaaja</text:span> valitsee <text:span text:style-name="T1">kotikäynnin</text:span> <text:span text:style-name="T5">ajan</text:span> ja vapaan <text:span text:style-name="T2">lääkärin</text:span>. Lääkäri voi myös kirjata potilaalle<text:span text:style-name="T7"> hoito-ohjeita</text:span><text:span text:style-name="T4"> </text:span>tietokantaan, josta potilas näkee ne www-sivun kautta. Lääkäri laatii jokaisesta käynnistä <text:span text:style-name="T1">raportin</text:span> joka kirjataan. Raportteihin pitää päästä käsiksi lääkärin tai asiakkaan perusteella.</text:p>
      <text:p text:style-name="Text_20_body">Toimintoja:</text:p>
      <text:list xml:id="list6779225270580394009" text:style-name="L1">
        <text:list-item>
          <text:p text:style-name="P5"><text:span text:style-name="T6">x </text:span>Asiakkaan ja lääkärin kirjautuminen </text:p>
        </text:list-item>
        <text:list-item>
          <text:p text:style-name="P5"><text:span text:style-name="T6">x </text:span>Lääkärin tilaus </text:p>
        </text:list-item>
        <text:list-item>
          <text:p text:style-name="P4"><text:span text:style-name="T3">x </text:span><text:span text:style-name="T2">Asiakkaaksi rekisteröityminen</text:span> </text:p>
        </text:list-item>
        <text:list-item>
          <text:p text:style-name="P5"><text:span text:style-name="T6">x </text:span>Potilaan historia lääkärille: historian muokkaus ja lisäys </text:p>
        </text:list-item>
        <text:list-item>
          <text:p text:style-name="P5"><text:span text:style-name="T6">x </text:span>Lääkärin ohjelma </text:p>
        </text:list-item>
        <text:list-item>
          <text:p text:style-name="P3"><text:span text:style-name="T6">x </text:span>Potilasraportointi </text:p>
        </text:list-item>
      </text:list>
      <text:p text:style-name="P2"><text:span text:style-name="T8">Luokat:</text:span></text:p>
      <text:p text:style-name="P1"/>
      <table:table table:name="Luokat" table:style-name="Luokat">
        <table:table-column table:style-name="Luokat.A" table:number-columns-repeated="2"/>
        <table:table-row>
          <table:table-cell table:style-name="Luokat.A1" office:value-type="string">
            <text:p text:style-name="P7"><text:span text:style-name="T9">A</text:span>siakas</text:p>
          </table:table-cell>
          <table:table-cell table:style-name="Luokat.B1" office:value-type="string">
            <text:p text:style-name="P7">asiakasnumero</text:p>
            <text:p text:style-name="P11">etunimi</text:p>
            <text:p text:style-name="P11">sukunimi</text:p>
            <text:p text:style-name="P11">osoite</text:p>
            <text:p text:style-name="P11">puhelinnumero</text:p>
            <text:p text:style-name="P11">sahkoposti</text:p>
            <text:p text:style-name="P6"/>
          </table:table-cell>
        </table:table-row>
        <table:table-row>
          <table:table-cell table:style-name="Luokat.A2" office:value-type="string">
            <text:p text:style-name="P7"><text:span text:style-name="T9">L</text:span>aakari</text:p>
          </table:table-cell>
          <table:table-cell table:style-name="Luokat.B2" office:value-type="string">
            <text:p text:style-name="P7">laakarinumero</text:p>
            <text:p text:style-name="P6">etunimi</text:p>
            <text:p text:style-name="P6">sukunimi</text:p>
            <text:p text:style-name="P6">puhelinnumero</text:p>
            <text:p text:style-name="P6">sahkoposti</text:p>
            <text:p text:style-name="P6"/>
          </table:table-cell>
        </table:table-row>
        <table:table-row>
          <table:table-cell table:style-name="Luokat.A2" office:value-type="string">
            <text:p text:style-name="P8"><text:span text:style-name="T9">T</text:span>ilaus</text:p>
          </table:table-cell>
          <table:table-cell table:style-name="Luokat.B2" office:value-type="string">
            <text:p text:style-name="P7"><text:span text:style-name="T9">t</text:span>ilausnumero</text:p>
            <text:p text:style-name="P11">asiakasnumero</text:p>
            <text:p text:style-name="P11">laakarinumero</text:p>
            <text:p text:style-name="P11">aika alkaa</text:p>
            <text:p text:style-name="P11">aika loppu</text:p>
            <text:p text:style-name="P12">oireet</text:p>
          </table:table-cell>
        </table:table-row>
        <table:table-row>
          <table:table-cell table:style-name="Luokat.A2" office:value-type="string">
            <text:p text:style-name="P8"><text:span text:style-name="T9">K</text:span>aynti</text:p>
          </table:table-cell>
          <table:table-cell table:style-name="Luokat.B2" office:value-type="string">
            <text:p text:style-name="P8">kayntinumero</text:p>
            <text:p text:style-name="P12">asiakas</text:p>
            <text:p text:style-name="P12">laakari</text:p>
            <text:p text:style-name="P12">raportti</text:p>
            <text:p text:style-name="P12">hoito-ohje</text:p>
          </table:table-cell>
        </table:table-row>
        <table:table-row>
          <table:table-cell table:style-name="Luokat.A2" office:value-type="string">
            <text:p text:style-name="P9">Hoito-ohje</text:p>
          </table:table-cell>
          <table:table-cell table:style-name="Luokat.B2" office:value-type="string">
            <text:p text:style-name="P9">Hoito-ohjenumero</text:p>
            <text:p text:style-name="P14">asiakasnumero</text:p>
            <text:p text:style-name="P14">laakarinumero</text:p>
            <text:p text:style-name="P14">kayntinumero</text:p>
            <text:p text:style-name="P14"><text:soft-page-break/>hoito-ohje</text:p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Luokat.A2" office:value-type="string">
            <text:p text:style-name="P9">Raportti</text:p>
          </table:table-cell>
          <table:table-cell table:style-name="Luokat.B2" office:value-type="string">
            <text:p text:style-name="P10">raporttinumero</text:p>
            <text:p text:style-name="P14">kayntinumero</text:p>
            <text:p text:style-name="P14">raportti</text:p>
          </table:table-cell>
        </table:table-row>
        <table:table-row table:style-name="Luokat.7">
          <table:table-cell table:style-name="Luokat.A2" office:value-type="string">
            <text:p text:style-name="P7"/>
          </table:table-cell>
          <table:table-cell table:style-name="Luokat.B2" office:value-type="string">
            <text:p text:style-name="P7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2:12:42.003251657</meta:creation-date>
    <dc:date>2015-03-22T13:09:14.847580390</dc:date>
    <meta:editing-duration>PT55M49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2" meta:paragraph-count="45" meta:word-count="158" meta:character-count="1329" meta:non-whitespace-character-count="1216"/>
  </office:meta>
</office:document-meta>
</file>